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 style:master-page-name="Standard">
      <style:paragraph-properties style:page-number="auto"/>
      <style:text-properties fo:font-size="14pt" style:font-size-asian="14pt" style:font-size-complex="14pt"/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altebokens samfällighet - Årsavgift 2020</text:p>
      <text:p text:style-name="Standard"/>
      <text:p text:style-name="Standard">Fastställd årsavgift av stämman är 3500 kr.</text:p>
      <text:p text:style-name="P1"/>
      <text:p text:style-name="P1">Skrivarevägen 1:<text:tab/>3500,01 kr</text:p>
      <text:p text:style-name="P1">Skrivarevägen 3:<text:tab/>3500,03 kr</text:p>
      <text:p text:style-name="P1">Skrivarevägen 5:<text:tab/>3500,05 kr</text:p>
      <text:p text:style-name="P1">Skrivarevägen 7:<text:tab/>3500,07 kr</text:p>
      <text:p text:style-name="P1">Skrivarevägen 9:<text:tab/>3500,09 kr</text:p>
      <text:p text:style-name="P1">Skrivarevägen 11:<text:tab/>3500,11 kr</text:p>
      <text:p text:style-name="P1">Skrivarevägen 13:<text:tab/>3500,13 kr</text:p>
      <text:p text:style-name="P1">Skrivarevägen 15:<text:tab/>3500,15 kr</text:p>
      <text:p text:style-name="P1">Skrivarevägen 17:<text:tab/>3500,17 kr</text:p>
      <text:p text:style-name="P1">Skrivarevägen 19:<text:tab/>3500,19 kr</text:p>
      <text:p text:style-name="P1">Skrivarevägen 21:<text:tab/>3500,21 kr</text:p>
      <text:p text:style-name="P1">Skrivarevägen 23:<text:tab/>3500,23 kr</text:p>
      <text:p text:style-name="P1">Skrivarevägen 25:<text:tab/>3500,25 kr</text:p>
      <text:p text:style-name="P1">Skrivarevägen 27:<text:tab/>3500,27 kr</text:p>
      <text:p text:style-name="Standard"/>
      <text:p text:style-name="P2">Betala direkt till bankkonto:</text:p>
      <text:p text:style-name="P2">konto (clearing 8313-9) 524 150 578-2</text:p>
      <text:p text:style-name="Standard">Förfallodag: <text:span text:style-name="T1">31 november 2020.</text:span></text:p>
      <text:p text:style-name="Standard"/>
      <text:p text:style-name="Standard">Mvh</text:p>
      <text:p text:style-name="Standard">Styrels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v" fo:country="SE" style:font-size-asian="11pt" style:language-asian="zh" style:country-asian="CN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9055in" style:writing-mode="lr-tb"/>
      <style:text-properties style:use-window-font-color="true" style:font-name="Calibri" fo:font-size="11pt" fo:language="sv" fo:country="SE" style:font-name-asian="Arial Unicode MS" style:font-size-asian="11pt" style:language-asian="zh" style:country-asian="CN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s</meta:initial-creator>
    <dc:creator>Morten Krogh</dc:creator>
    <meta:editing-cycles>5</meta:editing-cycles>
    <meta:creation-date>2014-09-27T13:34:00</meta:creation-date>
    <dc:date>2020-10-18T14:02:23</dc:date>
    <meta:editing-duration>PT4M14S</meta:editing-duration>
    <meta:generator>OpenOffice/4.1.3$Unix OpenOffice.org_project/413m1$Build-9783</meta:generator>
    <meta:document-statistic meta:table-count="0" meta:image-count="0" meta:object-count="0" meta:page-count="1" meta:paragraph-count="21" meta:word-count="84" meta:character-count="579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